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lassian Sans" svg:font-family="'Atlassian Sans', ui-sans-serif, apple-system, BlinkMacSystemFont, 'Segoe UI', Ubuntu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left="0in" fo:margin-right="0in" style:line-height-at-least="0.2291in" fo:text-indent="0in" style:auto-text-indent="false"/>
    </style:style>
    <style:style style:name="P3" style:family="paragraph" style:parent-style-name="Text_20_body" style:list-style-name="L2"/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T1" style:family="text">
      <style:text-properties loext:padding="0in" loext:border="none"/>
    </style:style>
    <style:style style:name="T2" style:family="text">
      <style:text-properties fo:font-variant="normal" fo:text-transform="none" fo:color="#292a2e" loext:opacity="100%" style:font-name="Atlassian Sans" fo:font-size="18pt" fo:letter-spacing="normal" fo:font-style="normal" fo:font-weight="bold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h text:style-name="Heading_20_1" text:outline-level="1"><text:span text:style-name="Strong_20_Emphasis"><text:span text:style-name="T2">Bug N2: "General" Dropdown don't save selected information.</text:span></text:span></text:h>
      <text:p text:style-name="P5"><draw:frame draw:style-name="fr1" draw:name="Frame1" text:anchor-type="char" svg:width="7.5937in" draw:z-index="0"><draw:text-box fo:min-height="0.0161in"><text:p text:style-name="P4"/></draw:text-box></draw:frame></text:p>
      <text:p text:style-name="Text_20_body"><text:span text:style-name="Strong_20_Emphasis"/></text:p>
      <text:p text:style-name="Text_20_body"><text:span text:style-name="Strong_20_Emphasis">Preconditions:</text:span></text:p>
      <text:list text:style-name="L1">
        <text:list-item>
          <text:p text:style-name="P2"><text:span text:style-name="Strong_20_Emphasis">Open Qwallity aplication -</text:span><text:a xlink:type="simple" xlink:href="https://qwallity-prod.onrender.com/user_action" text:style-name="Internet_20_link" text:visited-style-name="Visited_20_Internet_20_Link"><text:span text:style-name="T1">https://qwallity-prod.onrender.com/user_action</text:span></text:a> <text:span text:style-name="Strong_20_Emphasis">,</text:span></text:p>
        </text:list-item>
        <text:list-item>
          <text:p text:style-name="P1"><text:span text:style-name="Strong_20_Emphasis">Enter Login-</text:span><text:a xlink:type="simple" xlink:href="mailto:qwallitymanual03102025@gmail.com" text:style-name="Internet_20_link" text:visited-style-name="Visited_20_Internet_20_Link"><text:span text:style-name="Strong_20_Emphasis">qwallitymanual03102025@gmail.com</text:span></text:a><text:span text:style-name="Strong_20_Emphasis">,</text:span></text:p>
        </text:list-item>
        <text:list-item>
          <text:p text:style-name="P1"><text:span text:style-name="Strong_20_Emphasis">Enter Password-qwallity03102025,</text:span></text:p>
        </text:list-item>
        <text:list-item>
          <text:p text:style-name="P1"><text:span text:style-name="Strong_20_Emphasis">Click Login Button,</text:span></text:p>
        </text:list-item>
        <text:list-item>
          <text:p text:style-name="P1"><text:span text:style-name="Strong_20_Emphasis">Enter Login-sKHudaverdyan</text:span></text:p>
        </text:list-item>
        <text:list-item>
          <text:p text:style-name="P1"><text:span text:style-name="Strong_20_Emphasis">Enter Password-112233</text:span></text:p>
        </text:list-item>
      </text:list>
      <text:p text:style-name="Text_20_body"><text:span text:style-name="Strong_20_Emphasis">Steps</text:span></text:p>
      <text:list text:style-name="L2">
        <text:list-item>
          <text:p text:style-name="P3"><text:span text:style-name="Strong_20_Emphasis">Open “Profile” page, </text:span></text:p>
        </text:list-item>
        <text:list-item>
          <text:p text:style-name="P3"><text:span text:style-name="Strong_20_Emphasis">Find “general”,</text:span></text:p>
        </text:list-item>
        <text:list-item>
          <text:p text:style-name="P3"><text:span text:style-name="Strong_20_Emphasis">choose “male” of the listed,</text:span></text:p>
        </text:list-item>
        <text:list-item>
          <text:p text:style-name="P3"><text:span text:style-name="Strong_20_Emphasis">Click “Save” button,</text:span></text:p>
        </text:list-item>
      </text:list>
      <text:p text:style-name="Text_20_body"><text:span text:style-name="Strong_20_Emphasis">Expeted result</text:span>:</text:p>
      <text:p text:style-name="Text_20_body">After choosing<text:span text:style-name="Strong_20_Emphasis"> “male” </text:span>to <text:span text:style-name="Strong_20_Emphasis">“general”</text:span> in my profile “<text:span text:style-name="Strong_20_Emphasis">general”</text:span> should be show “<text:span text:style-name="Strong_20_Emphasis">male”</text:span> . </text:p>
      <text:p text:style-name="Text_20_body"><text:span text:style-name="Strong_20_Emphasis">Actutual Result:</text:span></text:p>
      <text:p text:style-name="Text_20_body">After saving changes and after refreshing “<text:span text:style-name="Strong_20_Emphasis">general”</text:span> saves only<text:span text:style-name="Strong_20_Emphasis"> “female” 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lassian Sans" svg:font-family="'Atlassian Sans', ui-sans-serif, apple-system, BlinkMacSystemFont, 'Segoe UI', Ubuntu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00:11:32.252488720</meta:creation-date>
    <dc:date>2025-12-16T00:13:33.912850697</dc:date>
    <meta:editing-duration>PT2M2S</meta:editing-duration>
    <meta:editing-cycles>1</meta:editing-cycles>
    <meta:document-statistic meta:table-count="0" meta:image-count="0" meta:object-count="0" meta:page-count="1" meta:paragraph-count="17" meta:word-count="78" meta:character-count="575" meta:non-whitespace-character-count="522"/>
    <meta:generator>LibreOffice/24.2.7.2$Linux_X86_64 LibreOffice_project/420$Build-2</meta:generator>
  </office:meta>
</office:document-meta>
</file>